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padlet.com/rhassib/uqurzu8lnmyxobcq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3T10:36:43.726000000</meta:creation-date>
    <dc:date>2021-08-23T10:37:12.317000000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7.1.4.2$Windows_X86_64 LibreOffice_project/a529a4fab45b75fefc5b6226684193eb000654f6</meta:generator>
  </office:meta>
</office:document-meta>
</file>